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22.68mm"/>
    </style:style>
    <style:style style:name="co11" style:family="table-column">
      <style:table-column-properties fo:break-before="auto" style:column-width="14.23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regado1" table:style-name="ta1">
        <table:shapes>
          <draw:frame draw:z-index="0" draw:style-name="gr1" draw:text-style-name="P1" svg:width="160.18mm" svg:height="90.04mm" svg:x="251.38mm" svg:y="112.89mm">
            <draw:object draw:notify-on-update-of-ranges="agregado1.A36:agregado1.E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1.68mm" svg:height="164.8mm" svg:x="223.91mm" svg:y="108.64mm">
            <draw:object draw:notify-on-update-of-ranges="agregado1.A32:agregado1.A36 agregado1.B31:agregado1.B31 agregado1.B32:agregado1.B36 agregado1.C31:agregado1.C31 agregado1.C32:agregado1.C36 agregado1.D31:agregado1.D31 agregado1.D32:agregado1.D36 agregado1.E31:agregado1.E31 agregado1.E32:agregado1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7.31mm" svg:height="162.55mm" svg:x="486.01mm" svg:y="109.7mm">
            <draw:object draw:notify-on-update-of-ranges="agregado1.A47:agregado1.A52 agregado1.B46:agregado1.B46 agregado1.B47:agregado1.B52 agregado1.C46:agregado1.C46 agregado1.C47:agregado1.C52 agregado1.D46:agregado1.D46 agregado1.D47:agregado1.D52 agregado1.E46:agregado1.E46 agregado1.E47:agregado1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6.36mm" svg:height="164.89mm" svg:x="732.73mm" svg:y="109.17mm">
            <draw:object draw:notify-on-update-of-ranges="agregado1.A59:agregado1.A63 agregado1.B58:agregado1.B58 agregado1.B59:agregado1.B63 agregado1.C58:agregado1.C58 agregado1.C59:agregado1.C63 agregado1.D58:agregado1.D58 agregado1.D59:agregado1.D63 agregado1.E58:agregado1.E58 agregado1.E59:agregado1.E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50.11mm" svg:height="134.65mm" svg:x="224.19mm" svg:y="283.96mm">
            <draw:object draw:notify-on-update-of-ranges="agregado1.A71:agregado1.A75 agregado1.B70:agregado1.B70 agregado1.B71:agregado1.B75 agregado1.C70:agregado1.C70 agregado1.C71:agregado1.C75 agregado1.D70:agregado1.D70 agregado1.D71:agregado1.D75 agregado1.E70:agregado1.E70 agregado1.E71:agregado1.E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" table:default-cell-style-name="Default"/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  <table:table-cell table:number-columns-repeated="3"/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1 /wcal/week.php</text:p>
          </table:table-cell>
          <table:table-cell office:value-type="float" office:value="150" calcext:value-type="float">
            <text:p>150</text:p>
          </table:table-cell>
          <table:table-cell office:value-type="float" office:value="3292" calcext:value-type="float">
            <text:p>3292</text:p>
          </table:table-cell>
          <table:table-cell office:value-type="float" office:value="3300" calcext:value-type="float">
            <text:p>3300</text:p>
          </table:table-cell>
          <table:table-cell office:value-type="float" office:value="3499" calcext:value-type="float">
            <text:p>3499</text:p>
          </table:table-cell>
          <table:table-cell office:value-type="float" office:value="3549" calcext:value-type="float">
            <text:p>3549</text:p>
          </table:table-cell>
          <table:table-cell office:value-type="float" office:value="3703" calcext:value-type="float">
            <text:p>3703</text:p>
          </table:table-cell>
          <table:table-cell office:value-type="float" office:value="3023" calcext:value-type="float">
            <text:p>3023</text:p>
          </table:table-cell>
          <table:table-cell office:value-type="float" office:value="3827" calcext:value-type="float">
            <text:p>3827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3706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1 /wcal/week.php</text:p>
          </table:table-cell>
          <table:table-cell office:value-type="float" office:value="150" calcext:value-type="float">
            <text:p>150</text:p>
          </table:table-cell>
          <table:table-cell office:value-type="float" office:value="258423" calcext:value-type="float">
            <text:p>258423</text:p>
          </table:table-cell>
          <table:table-cell office:value-type="float" office:value="268041" calcext:value-type="float">
            <text:p>268041</text:p>
          </table:table-cell>
          <table:table-cell office:value-type="float" office:value="272988" calcext:value-type="float">
            <text:p>272988</text:p>
          </table:table-cell>
          <table:table-cell office:value-type="float" office:value="274451" calcext:value-type="float">
            <text:p>274451</text:p>
          </table:table-cell>
          <table:table-cell office:value-type="float" office:value="276204" calcext:value-type="float">
            <text:p>276204</text:p>
          </table:table-cell>
          <table:table-cell office:value-type="float" office:value="3707" calcext:value-type="float">
            <text:p>3707</text:p>
          </table:table-cell>
          <table:table-cell office:value-type="float" office:value="277678" calcext:value-type="float">
            <text:p>27767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53062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2 /wcal/view_entry.php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375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2 /wcal/view_entry.php</text:p>
          </table:table-cell>
          <table:table-cell office:value-type="float" office:value="150" calcext:value-type="float">
            <text:p>150</text:p>
          </table:table-cell>
          <table:table-cell office:value-type="float" office:value="433" calcext:value-type="float">
            <text:p>433</text:p>
          </table:table-cell>
          <table:table-cell office:value-type="float" office:value="455" calcext:value-type="float">
            <text:p>455</text:p>
          </table:table-cell>
          <table:table-cell office:value-type="float" office:value="781" calcext:value-type="float">
            <text:p>781</text:p>
          </table:table-cell>
          <table:table-cell office:value-type="float" office:value="830" calcext:value-type="float">
            <text:p>830</text:p>
          </table:table-cell>
          <table:table-cell office:value-type="float" office:value="1001" calcext:value-type="float">
            <text:p>1001</text:p>
          </table:table-cell>
          <table:table-cell office:value-type="float" office:value="18" calcext:value-type="float">
            <text:p>18</text:p>
          </table:table-cell>
          <table:table-cell office:value-type="float" office:value="1016" calcext:value-type="float">
            <text:p>1016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5565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3 /wcal/search_handler.php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375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3 /wcal/search_handler.php</text:p>
          </table:table-cell>
          <table:table-cell office:value-type="float" office:value="150" calcext:value-type="float">
            <text:p>150</text:p>
          </table:table-cell>
          <table:table-cell office:value-type="float" office:value="2821" calcext:value-type="float">
            <text:p>2821</text:p>
          </table:table-cell>
          <table:table-cell office:value-type="float" office:value="2965" calcext:value-type="float">
            <text:p>2965</text:p>
          </table:table-cell>
          <table:table-cell office:value-type="float" office:value="3569" calcext:value-type="float">
            <text:p>3569</text:p>
          </table:table-cell>
          <table:table-cell office:value-type="float" office:value="3677" calcext:value-type="float">
            <text:p>3677</text:p>
          </table:table-cell>
          <table:table-cell office:value-type="float" office:value="4256" calcext:value-type="float">
            <text:p>4256</text:p>
          </table:table-cell>
          <table:table-cell office:value-type="float" office:value="17" calcext:value-type="float">
            <text:p>17</text:p>
          </table:table-cell>
          <table:table-cell office:value-type="float" office:value="4404" calcext:value-type="float">
            <text:p>440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5541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4 /wcal/index.php</text:p>
          </table:table-cell>
          <table:table-cell office:value-type="float" office:value="150" calcext:value-type="float">
            <text:p>150</text:p>
          </table:table-cell>
          <table:table-cell office:value-type="float" office:value="3948" calcext:value-type="float">
            <text:p>3948</text:p>
          </table:table-cell>
          <table:table-cell office:value-type="float" office:value="3957" calcext:value-type="float">
            <text:p>3957</text:p>
          </table:table-cell>
          <table:table-cell office:value-type="float" office:value="4166" calcext:value-type="float">
            <text:p>4166</text:p>
          </table:table-cell>
          <table:table-cell office:value-type="float" office:value="4211" calcext:value-type="float">
            <text:p>4211</text:p>
          </table:table-cell>
          <table:table-cell office:value-type="float" office:value="4270" calcext:value-type="float">
            <text:p>4270</text:p>
          </table:table-cell>
          <table:table-cell office:value-type="float" office:value="3657" calcext:value-type="float">
            <text:p>3657</text:p>
          </table:table-cell>
          <table:table-cell office:value-type="float" office:value="4345" calcext:value-type="float">
            <text:p>434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3704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4 /wcal/index.php</text:p>
          </table:table-cell>
          <table:table-cell office:value-type="float" office:value="150" calcext:value-type="float">
            <text:p>150</text:p>
          </table:table-cell>
          <table:table-cell office:value-type="float" office:value="272855" calcext:value-type="float">
            <text:p>272855</text:p>
          </table:table-cell>
          <table:table-cell office:value-type="float" office:value="290418" calcext:value-type="float">
            <text:p>290418</text:p>
          </table:table-cell>
          <table:table-cell office:value-type="float" office:value="296056" calcext:value-type="float">
            <text:p>296056</text:p>
          </table:table-cell>
          <table:table-cell office:value-type="float" office:value="296891" calcext:value-type="float">
            <text:p>296891</text:p>
          </table:table-cell>
          <table:table-cell office:value-type="float" office:value="299448" calcext:value-type="float">
            <text:p>299448</text:p>
          </table:table-cell>
          <table:table-cell office:value-type="float" office:value="8" calcext:value-type="float">
            <text:p>8</text:p>
          </table:table-cell>
          <table:table-cell office:value-type="float" office:value="300469" calcext:value-type="float">
            <text:p>30046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26857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6 /wcal/js_cacher.php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375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6 /wcal/js_cacher.php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337" calcext:value-type="float">
            <text:p>337</text:p>
          </table:table-cell>
          <table:table-cell office:value-type="float" office:value="428" calcext:value-type="float">
            <text:p>428</text:p>
          </table:table-cell>
          <table:table-cell office:value-type="float" office:value="945" calcext:value-type="float">
            <text:p>945</text:p>
          </table:table-cell>
          <table:table-cell office:value-type="float" office:value="7" calcext:value-type="float">
            <text:p>7</text:p>
          </table:table-cell>
          <table:table-cell office:value-type="float" office:value="1687" calcext:value-type="float">
            <text:p>1687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2683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50" calcext:value-type="float">
            <text:p>750</text:p>
          </table:table-cell>
          <table:table-cell office:value-type="float" office:value="1463" calcext:value-type="float">
            <text:p>1463</text:p>
          </table:table-cell>
          <table:table-cell office:value-type="float" office:value="46" calcext:value-type="float">
            <text:p>46</text:p>
          </table:table-cell>
          <table:table-cell office:value-type="float" office:value="3957" calcext:value-type="float">
            <text:p>3957</text:p>
          </table:table-cell>
          <table:table-cell office:value-type="float" office:value="4070" calcext:value-type="float">
            <text:p>4070</text:p>
          </table:table-cell>
          <table:table-cell office:value-type="float" office:value="4217" calcext:value-type="float">
            <text:p>4217</text:p>
          </table:table-cell>
          <table:table-cell office:value-type="float" office:value="8" calcext:value-type="float">
            <text:p>8</text:p>
          </table:table-cell>
          <table:table-cell office:value-type="float" office:value="4345" calcext:value-type="float">
            <text:p>434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68293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750" calcext:value-type="float">
            <text:p>750</text:p>
          </table:table-cell>
          <table:table-cell office:value-type="float" office:value="106935" calcext:value-type="float">
            <text:p>106935</text:p>
          </table:table-cell>
          <table:table-cell office:value-type="float" office:value="2933" calcext:value-type="float">
            <text:p>2933</text:p>
          </table:table-cell>
          <table:table-cell office:value-type="float" office:value="290418" calcext:value-type="float">
            <text:p>290418</text:p>
          </table:table-cell>
          <table:table-cell office:value-type="float" office:value="292604" calcext:value-type="float">
            <text:p>292604</text:p>
          </table:table-cell>
          <table:table-cell office:value-type="float" office:value="296948" calcext:value-type="float">
            <text:p>296948</text:p>
          </table:table-cell>
          <table:table-cell office:value-type="float" office:value="7" calcext:value-type="float">
            <text:p>7</text:p>
          </table:table-cell>
          <table:table-cell office:value-type="float" office:value="300469" calcext:value-type="float">
            <text:p>30046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.30350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0.00</text:p>
          </table:table-cell>
        </table:table-row>
        <table:table-row table:style-name="ro1" table:number-rows-repeated="7">
          <table:table-cell table:number-columns-repeated="29"/>
        </table:table-row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  <table:table-cell table:number-columns-repeated="3"/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1 /wcal/week.php</text:p>
          </table:table-cell>
          <table:table-cell office:value-type="float" office:value="150" calcext:value-type="float">
            <text:p>150</text:p>
          </table:table-cell>
          <table:table-cell office:value-type="float" office:value="268818" calcext:value-type="float">
            <text:p>268818</text:p>
          </table:table-cell>
          <table:table-cell office:value-type="float" office:value="272398" calcext:value-type="float">
            <text:p>272398</text:p>
          </table:table-cell>
          <table:table-cell office:value-type="float" office:value="279470" calcext:value-type="float">
            <text:p>279470</text:p>
          </table:table-cell>
          <table:table-cell office:value-type="float" office:value="280223" calcext:value-type="float">
            <text:p>280223</text:p>
          </table:table-cell>
          <table:table-cell office:value-type="float" office:value="282402" calcext:value-type="float">
            <text:p>282402</text:p>
          </table:table-cell>
          <table:table-cell office:value-type="float" office:value="242661" calcext:value-type="float">
            <text:p>242661</text:p>
          </table:table-cell>
          <table:table-cell office:value-type="float" office:value="283063" calcext:value-type="float">
            <text:p>28306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52827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1 /wcal/week.php</text:p>
          </table:table-cell>
          <table:table-cell office:value-type="float" office:value="152" calcext:value-type="float">
            <text:p>152</text:p>
          </table:table-cell>
          <table:table-cell office:value-type="float" office:value="246175" calcext:value-type="float">
            <text:p>246175</text:p>
          </table:table-cell>
          <table:table-cell office:value-type="float" office:value="262029" calcext:value-type="float">
            <text:p>262029</text:p>
          </table:table-cell>
          <table:table-cell office:value-type="float" office:value="264620" calcext:value-type="float">
            <text:p>264620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5908" calcext:value-type="float">
            <text:p>265908</text:p>
          </table:table-cell>
          <table:table-cell office:value-type="float" office:value="16031" calcext:value-type="float">
            <text:p>16031</text:p>
          </table:table-cell>
          <table:table-cell office:value-type="float" office:value="268941" calcext:value-type="float">
            <text:p>26894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55487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2 /wcal/view_entry.php</text:p>
          </table:table-cell>
          <table:table-cell office:value-type="float" office:value="150" calcext:value-type="float">
            <text:p>150</text:p>
          </table:table-cell>
          <table:table-cell office:value-type="float" office:value="415" calcext:value-type="float">
            <text:p>415</text:p>
          </table:table-cell>
          <table:table-cell office:value-type="float" office:value="439" calcext:value-type="float">
            <text:p>439</text:p>
          </table:table-cell>
          <table:table-cell office:value-type="float" office:value="712" calcext:value-type="float">
            <text:p>712</text:p>
          </table:table-cell>
          <table:table-cell office:value-type="float" office:value="754" calcext:value-type="float">
            <text:p>754</text:p>
          </table:table-cell>
          <table:table-cell office:value-type="float" office:value="859" calcext:value-type="float">
            <text:p>859</text:p>
          </table:table-cell>
          <table:table-cell office:value-type="float" office:value="6" calcext:value-type="float">
            <text:p>6</text:p>
          </table:table-cell>
          <table:table-cell office:value-type="float" office:value="906" calcext:value-type="float">
            <text:p>906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3.59281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2 /wcal/view_entry.php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544" calcext:value-type="float">
            <text:p>544</text:p>
          </table:table-cell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7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3 /wcal/search_handler.php</text:p>
          </table:table-cell>
          <table:table-cell office:value-type="float" office:value="150" calcext:value-type="float">
            <text:p>150</text:p>
          </table:table-cell>
          <table:table-cell office:value-type="float" office:value="2733" calcext:value-type="float">
            <text:p>2733</text:p>
          </table:table-cell>
          <table:table-cell office:value-type="float" office:value="2893" calcext:value-type="float">
            <text:p>2893</text:p>
          </table:table-cell>
          <table:table-cell office:value-type="float" office:value="3515" calcext:value-type="float">
            <text:p>3515</text:p>
          </table:table-cell>
          <table:table-cell office:value-type="float" office:value="3599" calcext:value-type="float">
            <text:p>3599</text:p>
          </table:table-cell>
          <table:table-cell office:value-type="float" office:value="3811" calcext:value-type="float">
            <text:p>3811</text:p>
          </table:table-cell>
          <table:table-cell office:value-type="float" office:value="10" calcext:value-type="float">
            <text:p>10</text:p>
          </table:table-cell>
          <table:table-cell office:value-type="float" office:value="3874" calcext:value-type="float">
            <text:p>387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3.39635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3 /wcal/search_handler.php</text:p>
          </table:table-cell>
          <table:table-cell office:value-type="float" office:value="2" calcext:value-type="float">
            <text:p>2</text:p>
          </table:table-cell>
          <table:table-cell office:value-type="float" office:value="1790" calcext:value-type="float">
            <text:p>1790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float" office:value="2500" calcext:value-type="float">
            <text:p>2500</text:p>
          </table:table-cell>
          <table:table-cell office:value-type="float" office:value="1080" calcext:value-type="float">
            <text:p>1080</text:p>
          </table:table-cell>
          <table:table-cell office:value-type="float" office:value="2500" calcext:value-type="float">
            <text:p>2500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84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4 /wcal/index.php</text:p>
          </table:table-cell>
          <table:table-cell office:value-type="float" office:value="150" calcext:value-type="float">
            <text:p>150</text:p>
          </table:table-cell>
          <table:table-cell office:value-type="float" office:value="288716" calcext:value-type="float">
            <text:p>288716</text:p>
          </table:table-cell>
          <table:table-cell office:value-type="float" office:value="301818" calcext:value-type="float">
            <text:p>301818</text:p>
          </table:table-cell>
          <table:table-cell office:value-type="float" office:value="306649" calcext:value-type="float">
            <text:p>306649</text:p>
          </table:table-cell>
          <table:table-cell office:value-type="float" office:value="308775" calcext:value-type="float">
            <text:p>308775</text:p>
          </table:table-cell>
          <table:table-cell office:value-type="float" office:value="310966" calcext:value-type="float">
            <text:p>310966</text:p>
          </table:table-cell>
          <table:table-cell office:value-type="float" office:value="11" calcext:value-type="float">
            <text:p>11</text:p>
          </table:table-cell>
          <table:table-cell office:value-type="float" office:value="311455" calcext:value-type="float">
            <text:p>31145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43987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4 /wcal/index.ph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253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6 /wcal/js_cacher.php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float" office:value="370" calcext:value-type="float">
            <text:p>370</text:p>
          </table:table-cell>
          <table:table-cell office:value-type="float" office:value="451" calcext:value-type="float">
            <text:p>451</text:p>
          </table:table-cell>
          <table:table-cell office:value-type="float" office:value="899" calcext:value-type="float">
            <text:p>899</text:p>
          </table:table-cell>
          <table:table-cell office:value-type="float" office:value="7" calcext:value-type="float">
            <text:p>7</text:p>
          </table:table-cell>
          <table:table-cell office:value-type="float" office:value="1023" calcext:value-type="float">
            <text:p>102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44206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6 /wcal/js_cacher.php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8" calcext:value-type="float">
            <text:p>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253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50" calcext:value-type="float">
            <text:p>750</text:p>
          </table:table-cell>
          <table:table-cell office:value-type="float" office:value="112163" calcext:value-type="float">
            <text:p>112163</text:p>
          </table:table-cell>
          <table:table-cell office:value-type="float" office:value="2832" calcext:value-type="float">
            <text:p>2832</text:p>
          </table:table-cell>
          <table:table-cell office:value-type="float" office:value="301818" calcext:value-type="float">
            <text:p>301818</text:p>
          </table:table-cell>
          <table:table-cell office:value-type="float" office:value="304206" calcext:value-type="float">
            <text:p>304206</text:p>
          </table:table-cell>
          <table:table-cell office:value-type="float" office:value="309189" calcext:value-type="float">
            <text:p>309189</text:p>
          </table:table-cell>
          <table:table-cell office:value-type="float" office:value="6" calcext:value-type="float">
            <text:p>6</text:p>
          </table:table-cell>
          <table:table-cell office:value-type="float" office:value="311455" calcext:value-type="float">
            <text:p>31145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.28003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60" calcext:value-type="float">
            <text:p>160</text:p>
          </table:table-cell>
          <table:table-cell office:value-type="float" office:value="233893" calcext:value-type="float">
            <text:p>233893</text:p>
          </table:table-cell>
          <table:table-cell office:value-type="float" office:value="261817" calcext:value-type="float">
            <text:p>261817</text:p>
          </table:table-cell>
          <table:table-cell office:value-type="float" office:value="264602" calcext:value-type="float">
            <text:p>264602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5908" calcext:value-type="float">
            <text:p>265908</text:p>
          </table:table-cell>
          <table:table-cell office:value-type="float" office:value="6" calcext:value-type="float">
            <text:p>6</text:p>
          </table:table-cell>
          <table:table-cell office:value-type="float" office:value="268941" calcext:value-type="float">
            <text:p>26894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58407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0.00</text:p>
          </table:table-cell>
        </table:table-row>
        <table:table-row table:style-name="ro1" table:number-rows-repeated="9">
          <table:table-cell table:number-columns-repeated="29"/>
        </table:table-row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Rendimiento 1</text:p>
          </table:table-cell>
          <table:table-cell office:value-type="string" calcext:value-type="string">
            <text:p>Rendimiento 2</text:p>
          </table:table-cell>
          <table:table-cell office:value-type="string" calcext:value-type="string">
            <text:p>Rendimiento 3</text:p>
          </table:table-cell>
          <table:table-cell office:value-type="string" calcext:value-type="string">
            <text:p>Rendimiento 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 /wcal/week.php</text:p>
          </table:table-cell>
          <table:table-cell office:value-type="float" office:value="0.13706" calcext:value-type="float">
            <text:p>0,13706</text:p>
          </table:table-cell>
          <table:table-cell office:value-type="float" office:value="0.53062" calcext:value-type="float">
            <text:p>0,53062</text:p>
          </table:table-cell>
          <table:table-cell office:value-type="float" office:value="0.52827" calcext:value-type="float">
            <text:p>0,52827</text:p>
          </table:table-cell>
          <table:table-cell office:value-type="float" office:value="0.55487" calcext:value-type="float">
            <text:p>0,554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 /wcal/view_entry.php</text:p>
          </table:table-cell>
          <table:table-cell office:value-type="float" office:value="0.13751" calcext:value-type="float">
            <text:p>0,13751</text:p>
          </table:table-cell>
          <table:table-cell office:value-type="float" office:value="0.5565" calcext:value-type="float">
            <text:p>0,5565</text:p>
          </table:table-cell>
          <table:table-cell office:value-type="float" office:value="3.59281" calcext:value-type="float">
            <text:p>3,59281</text:p>
          </table:table-cell>
          <table:table-cell office:value-type="float" office:value="0.1117" calcext:value-type="float">
            <text:p>0,11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 /wcal/search_handler.php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5541" calcext:value-type="float">
            <text:p>0,5541</text:p>
          </table:table-cell>
          <table:table-cell office:value-type="float" office:value="3.39635" calcext:value-type="float">
            <text:p>3,39635</text:p>
          </table:table-cell>
          <table:table-cell office:value-type="float" office:value="0.10844" calcext:value-type="float">
            <text:p>0,108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 /wcal/index.php</text:p>
          </table:table-cell>
          <table:table-cell office:value-type="float" office:value="0.13704" calcext:value-type="float">
            <text:p>0,13704</text:p>
          </table:table-cell>
          <table:table-cell office:value-type="float" office:value="0.26857" calcext:value-type="float">
            <text:p>0,26857</text:p>
          </table:table-cell>
          <table:table-cell office:value-type="float" office:value="0.43987" calcext:value-type="float">
            <text:p>0,43987</text:p>
          </table:table-cell>
          <table:table-cell office:value-type="float" office:value="0.12539" calcext:value-type="float">
            <text:p>0,125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6 /wcal/js_cacher.php</text:p>
          </table:table-cell>
          <table:table-cell office:value-type="float" office:value="0.13753" calcext:value-type="float">
            <text:p>0,13753</text:p>
          </table:table-cell>
          <table:table-cell office:value-type="float" office:value="0.26838" calcext:value-type="float">
            <text:p>0,26838</text:p>
          </table:table-cell>
          <table:table-cell office:value-type="float" office:value="0.44206" calcext:value-type="float">
            <text:p>0,44206</text:p>
          </table:table-cell>
          <table:table-cell office:value-type="float" office:value="0.12537" calcext:value-type="float">
            <text:p>0,125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68293" calcext:value-type="float">
            <text:p>0,68293</text:p>
          </table:table-cell>
          <table:table-cell office:value-type="float" office:value="1.3035" calcext:value-type="float">
            <text:p>1,3035</text:p>
          </table:table-cell>
          <table:table-cell office:value-type="float" office:value="1.28003" calcext:value-type="float">
            <text:p>1,28003</text:p>
          </table:table-cell>
          <table:table-cell office:value-type="float" office:value="0.58407" calcext:value-type="float">
            <text:p>0,58407</text:p>
          </table:table-cell>
          <table:table-cell table:number-columns-repeated="24"/>
        </table:table-row>
        <table:table-row table:style-name="ro1" table:number-rows-repeated="8">
          <table:table-cell table:number-columns-repeated="29"/>
        </table:table-row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Tiempo 1</text:p>
          </table:table-cell>
          <table:table-cell office:value-type="string" calcext:value-type="string">
            <text:p>Tiempo 2</text:p>
          </table:table-cell>
          <table:table-cell office:value-type="string" calcext:value-type="string">
            <text:p>Tiempo 3</text:p>
          </table:table-cell>
          <table:table-cell office:value-type="string" calcext:value-type="string">
            <text:p>Tiempo 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 /wcal/week.php</text:p>
          </table:table-cell>
          <table:table-cell office:value-type="float" office:value="3549" calcext:value-type="float">
            <text:p>3549</text:p>
          </table:table-cell>
          <table:table-cell office:value-type="float" office:value="274451" calcext:value-type="float">
            <text:p>274451</text:p>
          </table:table-cell>
          <table:table-cell office:value-type="float" office:value="280223" calcext:value-type="float">
            <text:p>280223</text:p>
          </table:table-cell>
          <table:table-cell office:value-type="float" office:value="265000" calcext:value-type="float">
            <text:p>2650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 /wcal/view_entry.php</text:p>
          </table:table-cell>
          <table:table-cell office:value-type="float" office:value="23" calcext:value-type="float">
            <text:p>23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office:value-type="float" office:value="544" calcext:value-type="float">
            <text:p>5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 /wcal/search_handler.php</text:p>
          </table:table-cell>
          <table:table-cell office:value-type="float" office:value="74" calcext:value-type="float">
            <text:p>74</text:p>
          </table:table-cell>
          <table:table-cell office:value-type="float" office:value="3677" calcext:value-type="float">
            <text:p>3677</text:p>
          </table:table-cell>
          <table:table-cell office:value-type="float" office:value="3599" calcext:value-type="float">
            <text:p>3599</text:p>
          </table:table-cell>
          <table:table-cell office:value-type="float" office:value="2500" calcext:value-type="float">
            <text:p>25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 /wcal/index.php</text:p>
          </table:table-cell>
          <table:table-cell office:value-type="float" office:value="4211" calcext:value-type="float">
            <text:p>4211</text:p>
          </table:table-cell>
          <table:table-cell office:value-type="float" office:value="296891" calcext:value-type="float">
            <text:p>296891</text:p>
          </table:table-cell>
          <table:table-cell office:value-type="float" office:value="308775" calcext:value-type="float">
            <text:p>308775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6 /wcal/js_cacher.php</text:p>
          </table:table-cell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070" calcext:value-type="float">
            <text:p>4070</text:p>
          </table:table-cell>
          <table:table-cell office:value-type="float" office:value="292604" calcext:value-type="float">
            <text:p>292604</text:p>
          </table:table-cell>
          <table:table-cell office:value-type="float" office:value="304206" calcext:value-type="float">
            <text:p>304206</text:p>
          </table:table-cell>
          <table:table-cell office:value-type="float" office:value="265000" calcext:value-type="float">
            <text:p>265000</text:p>
          </table:table-cell>
          <table:table-cell table:number-columns-repeated="24"/>
        </table:table-row>
        <table:table-row table:style-name="ro1" table:number-rows-repeated="5">
          <table:table-cell table:number-columns-repeated="29"/>
        </table:table-row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Media tiempo 1</text:p>
          </table:table-cell>
          <table:table-cell office:value-type="string" calcext:value-type="string">
            <text:p>Media tiempo 2</text:p>
          </table:table-cell>
          <table:table-cell office:value-type="string" calcext:value-type="string">
            <text:p>Media tiempo 3</text:p>
          </table:table-cell>
          <table:table-cell office:value-type="string" calcext:value-type="string">
            <text:p>Media tiempo 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 /wcal/week.php</text:p>
          </table:table-cell>
          <table:table-cell office:value-type="float" office:value="3292" calcext:value-type="float">
            <text:p>3292</text:p>
          </table:table-cell>
          <table:table-cell office:value-type="float" office:value="258423" calcext:value-type="float">
            <text:p>258423</text:p>
          </table:table-cell>
          <table:table-cell office:value-type="float" office:value="268818" calcext:value-type="float">
            <text:p>268818</text:p>
          </table:table-cell>
          <table:table-cell office:value-type="float" office:value="246175" calcext:value-type="float">
            <text:p>246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 /wcal/view_entry.php</text:p>
          </table:table-cell>
          <table:table-cell office:value-type="float" office:value="19" calcext:value-type="float">
            <text:p>19</text:p>
          </table:table-cell>
          <table:table-cell office:value-type="float" office:value="433" calcext:value-type="float">
            <text:p>433</text:p>
          </table:table-cell>
          <table:table-cell office:value-type="float" office:value="415" calcext:value-type="float">
            <text:p>415</text:p>
          </table:table-cell>
          <table:table-cell office:value-type="float" office:value="281" calcext:value-type="float">
            <text:p>2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 /wcal/search_handler.php</text:p>
          </table:table-cell>
          <table:table-cell office:value-type="float" office:value="49" calcext:value-type="float">
            <text:p>49</text:p>
          </table:table-cell>
          <table:table-cell office:value-type="float" office:value="2821" calcext:value-type="float">
            <text:p>2821</text:p>
          </table:table-cell>
          <table:table-cell office:value-type="float" office:value="2733" calcext:value-type="float">
            <text:p>2733</text:p>
          </table:table-cell>
          <table:table-cell office:value-type="float" office:value="1790" calcext:value-type="float">
            <text:p>17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 /wcal/index.php</text:p>
          </table:table-cell>
          <table:table-cell office:value-type="float" office:value="3948" calcext:value-type="float">
            <text:p>3948</text:p>
          </table:table-cell>
          <table:table-cell office:value-type="float" office:value="272855" calcext:value-type="float">
            <text:p>272855</text:p>
          </table:table-cell>
          <table:table-cell office:value-type="float" office:value="288716" calcext:value-type="float">
            <text:p>288716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6 /wcal/js_cacher.php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9:.B63])" office:value-type="float" office:value="7317" calcext:value-type="float">
            <text:p>7317</text:p>
          </table:table-cell>
          <table:table-cell table:formula="of:=SUM([.C59:.C63])" office:value-type="float" office:value="534674" calcext:value-type="float">
            <text:p>534674</text:p>
          </table:table-cell>
          <table:table-cell table:formula="of:=SUM([.D59:.D63])" office:value-type="float" office:value="560816" calcext:value-type="float">
            <text:p>560816</text:p>
          </table:table-cell>
          <table:table-cell table:formula="of:=SUM([.E59:.E63])" office:value-type="float" office:value="248260" calcext:value-type="float">
            <text:p>248260</text:p>
          </table:table-cell>
          <table:table-cell table:number-columns-repeated="24"/>
        </table:table-row>
        <table:table-row table:style-name="ro1" table:number-rows-repeated="5">
          <table:table-cell table:number-columns-repeated="29"/>
        </table:table-row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Porcentaje uso 1</text:p>
          </table:table-cell>
          <table:table-cell office:value-type="string" calcext:value-type="string">
            <text:p>Porcentaje uso 2</text:p>
          </table:table-cell>
          <table:table-cell office:value-type="string" calcext:value-type="string">
            <text:p>Porcentaje uso 3</text:p>
          </table:table-cell>
          <table:table-cell office:value-type="string" calcext:value-type="string">
            <text:p>Porcentaje uso 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 /wcal/week.php</text:p>
          </table:table-cell>
          <table:table-cell table:formula="of:=[.B59]/[.$B64]" office:value-type="float" office:value="0.449911165778324" calcext:value-type="float">
            <text:p>0,449911165778324</text:p>
          </table:table-cell>
          <table:table-cell table:formula="of:=[.C59]/[.$C64]" office:value-type="float" office:value="0.483328158840714" calcext:value-type="float">
            <text:p>0,483328158840714</text:p>
          </table:table-cell>
          <table:table-cell table:formula="of:=[.D59]/[.$D64]" office:value-type="float" office:value="0.479333685201563" calcext:value-type="float">
            <text:p>0,479333685201563</text:p>
          </table:table-cell>
          <table:table-cell table:formula="of:=[.E59]/[.$E64]" office:value-type="float" office:value="0.991601546765488" calcext:value-type="float">
            <text:p>0,9916015467654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 /wcal/view_entry.php</text:p>
          </table:table-cell>
          <table:table-cell table:formula="of:=[.B60]/[.B64]" office:value-type="float" office:value="0.002596692633593" calcext:value-type="float">
            <text:p>0,002596692633593</text:p>
          </table:table-cell>
          <table:table-cell table:formula="of:=[.C60]/[.C64]" office:value-type="float" office:value="0.000809839266543726" calcext:value-type="float">
            <text:p>0,000809839266544</text:p>
          </table:table-cell>
          <table:table-cell table:formula="of:=[.D60]/[.D64]" office:value-type="float" office:value="0.000739993152834441" calcext:value-type="float">
            <text:p>0,000739993152834</text:p>
          </table:table-cell>
          <table:table-cell table:formula="of:=[.E60]/[.E64]" office:value-type="float" office:value="0.00113187786997503" calcext:value-type="float">
            <text:p>0,0011318778699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 /wcal/search_handler.php</text:p>
          </table:table-cell>
          <table:table-cell table:formula="of:=[.B61]/[.B64]" office:value-type="float" office:value="0.00669673363400301" calcext:value-type="float">
            <text:p>0,006696733634003</text:p>
          </table:table-cell>
          <table:table-cell table:formula="of:=[.C61]/[.C64]" office:value-type="float" office:value="0.00527611217302506" calcext:value-type="float">
            <text:p>0,005276112173025</text:p>
          </table:table-cell>
          <table:table-cell table:formula="of:=[.D61]/[.D64]" office:value-type="float" office:value="0.00487325611252175" calcext:value-type="float">
            <text:p>0,004873256112522</text:p>
          </table:table-cell>
          <table:table-cell table:formula="of:=[.E61]/[.E64]" office:value-type="float" office:value="0.00721018287279465" calcext:value-type="float">
            <text:p>0,0072101828727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 /wcal/index.php</text:p>
          </table:table-cell>
          <table:table-cell table:formula="of:=[.B62]/[.B64]" office:value-type="float" office:value="0.539565395653957" calcext:value-type="float">
            <text:p>0,539565395653957</text:p>
          </table:table-cell>
          <table:table-cell table:formula="of:=[.C62]/[.C64]" office:value-type="float" office:value="0.510320307327456" calcext:value-type="float">
            <text:p>0,510320307327456</text:p>
          </table:table-cell>
          <table:table-cell table:formula="of:=[.D62]/[.D64]" office:value-type="float" office:value="0.514814127984936" calcext:value-type="float">
            <text:p>0,514814127984936</text:p>
          </table:table-cell>
          <table:table-cell table:formula="of:=[.E62]/[.E64]" office:value-type="float" office:value="0.0000241682107467977" calcext:value-type="float">
            <text:p>2,41682107467977E-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6 /wcal/js_cacher.php</text:p>
          </table:table-cell>
          <table:table-cell table:formula="of:=[.B63]/[.$B64]" office:value-type="float" office:value="0.001230012300123" calcext:value-type="float">
            <text:p>0,001230012300123</text:p>
          </table:table-cell>
          <table:table-cell table:formula="of:=[.C63]/[.$B64]" office:value-type="float" office:value="0.019406860735274" calcext:value-type="float">
            <text:p>0,019406860735274</text:p>
          </table:table-cell>
          <table:table-cell table:formula="of:=[.D63]/[.$B64]" office:value-type="float" office:value="0.018313516468498" calcext:value-type="float">
            <text:p>0,018313516468498</text:p>
          </table:table-cell>
          <table:table-cell table:formula="of:=[.E63]/[.$B64]" office:value-type="float" office:value="0.001093344266776" calcext:value-type="float">
            <text:p>0,0010933442667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64]/[.$B64]" office:value-type="float" office:value="1" calcext:value-type="float">
            <text:p>1</text:p>
          </table:table-cell>
          <table:table-cell office:value-type="float" office:value="106935" calcext:value-type="float">
            <text:p>106935</text:p>
          </table:table-cell>
          <table:table-cell office:value-type="float" office:value="112163" calcext:value-type="float">
            <text:p>112163</text:p>
          </table:table-cell>
          <table:table-cell office:value-type="float" office:value="233893" calcext:value-type="float">
            <text:p>233893</text:p>
          </table:table-cell>
          <table:table-cell table:number-columns-repeated="24"/>
        </table:table-row>
      </table:table>
      <table:table table:name="Sheet2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5:34:55.974606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5:36:53.915592823</dc:date>
    <meta:editing-duration>PT16M40S</meta:editing-duration>
    <meta:editing-cycles>3</meta:editing-cycles>
    <meta:generator>LibreOffice/5.4.6.2$Linux_X86_64 LibreOffice_project/40m0$Build-2</meta:generator>
    <meta:document-statistic meta:table-count="2" meta:cell-count="5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agregado1.A36:agregado1.E36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agregado1.A36:agregado1.E36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69cm" svg:height="16.481cm" xlink:href=".." xlink:type="simple" chart:class="chart:line" chart:style-name="ch1">
        <chart:legend chart:legend-position="end" svg:x="21.629cm" svg:y="7.194cm" style:legend-expansion="high" chart:style-name="ch2"/>
        <chart:plot-area chart:style-name="ch3" table:cell-range-address="agregado1.A31:agregado1.E36" chart:data-source-has-labels="both" svg:x="0.503cm" svg:y="0.329cm" svg:width="20.623cm" svg:height="15.823cm">
          <chartooo:coordinate-region svg:x="1.415cm" svg:y="0.528cm" svg:width="17.631cm" svg:height="14.977cm"/>
          <chart:axis chart:dimension="x" chart:name="primary-x" chart:style-name="ch4" chartooo:axis-type="auto">
            <chartooo:date-scale/>
            <chart:categories table:cell-range-address="agregado1.A32:agregado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regado1.B32:agregado1.B36" chart:label-cell-address="agregado1.B31:agregado1.B31" chart:class="chart:line">
            <chart:data-point chart:repeated="5"/>
          </chart:series>
          <chart:series chart:style-name="ch8" chart:values-cell-range-address="agregado1.C32:agregado1.C36" chart:label-cell-address="agregado1.C31:agregado1.C31" chart:class="chart:line">
            <chart:data-point chart:repeated="5"/>
          </chart:series>
          <chart:series chart:style-name="ch9" chart:values-cell-range-address="agregado1.D32:agregado1.D36" chart:label-cell-address="agregado1.D31:agregado1.D31" chart:class="chart:line">
            <chart:data-point chart:repeated="5"/>
          </chart:series>
          <chart:series chart:style-name="ch10" chart:values-cell-range-address="agregado1.E32:agregado1.E36" chart:label-cell-address="agregado1.E31:agregado1.E3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imiento 1</text:p>
                <draw:g>
                  <svg:desc>agregado1.B31:agregado1.B31</svg:desc>
                </draw:g>
              </table:table-cell>
              <table:table-cell office:value-type="string">
                <text:p>Rendimiento 2</text:p>
                <draw:g>
                  <svg:desc>agregado1.C31:agregado1.C31</svg:desc>
                </draw:g>
              </table:table-cell>
              <table:table-cell office:value-type="string">
                <text:p>Rendimiento 3</text:p>
                <draw:g>
                  <svg:desc>agregado1.D31:agregado1.D31</svg:desc>
                </draw:g>
              </table:table-cell>
              <table:table-cell office:value-type="string">
                <text:p>Rendimiento 4</text:p>
                <draw:g>
                  <svg:desc>agregado1.E31:agregado1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/wcal/week.php</text:p>
                <draw:g>
                  <svg:desc>agregado1.A32:agregado1.A36</svg:desc>
                </draw:g>
              </table:table-cell>
              <table:table-cell office:value-type="float" office:value="0.13706">
                <text:p>0.13706</text:p>
                <draw:g>
                  <svg:desc>agregado1.B32:agregado1.B36</svg:desc>
                </draw:g>
              </table:table-cell>
              <table:table-cell office:value-type="float" office:value="0.53062">
                <text:p>0.53062</text:p>
                <draw:g>
                  <svg:desc>agregado1.C32:agregado1.C36</svg:desc>
                </draw:g>
              </table:table-cell>
              <table:table-cell office:value-type="float" office:value="0.52827">
                <text:p>0.52827</text:p>
                <draw:g>
                  <svg:desc>agregado1.D32:agregado1.D36</svg:desc>
                </draw:g>
              </table:table-cell>
              <table:table-cell office:value-type="float" office:value="0.55487">
                <text:p>0.55487</text:p>
                <draw:g>
                  <svg:desc>agregado1.E32:agregado1.E36</svg:desc>
                </draw:g>
              </table:table-cell>
            </table:table-row>
            <table:table-row>
              <table:table-cell office:value-type="string">
                <text:p>2 /wcal/view_entry.php</text:p>
              </table:table-cell>
              <table:table-cell office:value-type="float" office:value="0.13751">
                <text:p>0.13751</text:p>
              </table:table-cell>
              <table:table-cell office:value-type="float" office:value="0.5565">
                <text:p>0.5565</text:p>
              </table:table-cell>
              <table:table-cell office:value-type="float" office:value="3.59281">
                <text:p>3.59281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3 /wcal/search_handler.php</text:p>
              </table:table-cell>
              <table:table-cell office:value-type="float" office:value="0.1375">
                <text:p>0.1375</text:p>
              </table:table-cell>
              <table:table-cell office:value-type="float" office:value="0.5541">
                <text:p>0.5541</text:p>
              </table:table-cell>
              <table:table-cell office:value-type="float" office:value="3.39635">
                <text:p>3.39635</text:p>
              </table:table-cell>
              <table:table-cell office:value-type="float" office:value="0.10844">
                <text:p>0.10844</text:p>
              </table:table-cell>
            </table:table-row>
            <table:table-row>
              <table:table-cell office:value-type="string">
                <text:p>4 /wcal/index.php</text:p>
              </table:table-cell>
              <table:table-cell office:value-type="float" office:value="0.13704">
                <text:p>0.13704</text:p>
              </table:table-cell>
              <table:table-cell office:value-type="float" office:value="0.26857">
                <text:p>0.26857</text:p>
              </table:table-cell>
              <table:table-cell office:value-type="float" office:value="0.43987">
                <text:p>0.43987</text:p>
              </table:table-cell>
              <table:table-cell office:value-type="float" office:value="0.12539">
                <text:p>0.12539</text:p>
              </table:table-cell>
            </table:table-row>
            <table:table-row>
              <table:table-cell office:value-type="string">
                <text:p>6 /wcal/js_cacher.php</text:p>
              </table:table-cell>
              <table:table-cell office:value-type="float" office:value="0.13753">
                <text:p>0.13753</text:p>
              </table:table-cell>
              <table:table-cell office:value-type="float" office:value="0.26838">
                <text:p>0.26838</text:p>
              </table:table-cell>
              <table:table-cell office:value-type="float" office:value="0.44206">
                <text:p>0.44206</text:p>
              </table:table-cell>
              <table:table-cell office:value-type="float" office:value="0.12537">
                <text:p>0.125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32cm" svg:height="16.256cm" xlink:href=".." xlink:type="simple" chart:class="chart:line" chart:style-name="ch1">
        <chart:legend chart:legend-position="end" svg:x="18.959cm" svg:y="7.082cm" style:legend-expansion="high" chart:style-name="ch2"/>
        <chart:plot-area chart:style-name="ch3" table:cell-range-address="agregado1.A46:agregado1.E52" chart:data-source-has-labels="both" svg:x="0.434cm" svg:y="0.325cm" svg:width="18.091cm" svg:height="15.606cm">
          <chartooo:coordinate-region svg:x="1.611cm" svg:y="0.325cm" svg:width="15.939cm" svg:height="11.921cm"/>
          <chart:axis chart:dimension="x" chart:name="primary-x" chart:style-name="ch4" chartooo:axis-type="auto">
            <chartooo:date-scale/>
            <chart:categories table:cell-range-address="agregado1.A47:agregado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regado1.B47:agregado1.B52" chart:label-cell-address="agregado1.B46:agregado1.B46" chart:class="chart:line">
            <chart:data-point chart:repeated="6"/>
          </chart:series>
          <chart:series chart:style-name="ch8" chart:values-cell-range-address="agregado1.C47:agregado1.C52" chart:label-cell-address="agregado1.C46:agregado1.C46" chart:class="chart:line">
            <chart:data-point chart:repeated="6"/>
          </chart:series>
          <chart:series chart:style-name="ch9" chart:values-cell-range-address="agregado1.D47:agregado1.D52" chart:label-cell-address="agregado1.D46:agregado1.D46" chart:class="chart:line">
            <chart:data-point chart:repeated="6"/>
          </chart:series>
          <chart:series chart:style-name="ch10" chart:values-cell-range-address="agregado1.E47:agregado1.E52" chart:label-cell-address="agregado1.E46:agregado1.E4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1</text:p>
                <draw:g>
                  <svg:desc>agregado1.B46:agregado1.B46</svg:desc>
                </draw:g>
              </table:table-cell>
              <table:table-cell office:value-type="string">
                <text:p>Tiempo 2</text:p>
                <draw:g>
                  <svg:desc>agregado1.C46:agregado1.C46</svg:desc>
                </draw:g>
              </table:table-cell>
              <table:table-cell office:value-type="string">
                <text:p>Tiempo 3</text:p>
                <draw:g>
                  <svg:desc>agregado1.D46:agregado1.D46</svg:desc>
                </draw:g>
              </table:table-cell>
              <table:table-cell office:value-type="string">
                <text:p>Tiempo 4</text:p>
                <draw:g>
                  <svg:desc>agregado1.E46:agregado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/wcal/week.php</text:p>
                <draw:g>
                  <svg:desc>agregado1.A47:agregado1.A52</svg:desc>
                </draw:g>
              </table:table-cell>
              <table:table-cell office:value-type="float" office:value="3549">
                <text:p>3549</text:p>
                <draw:g>
                  <svg:desc>agregado1.B47:agregado1.B52</svg:desc>
                </draw:g>
              </table:table-cell>
              <table:table-cell office:value-type="float" office:value="274451">
                <text:p>274451</text:p>
                <draw:g>
                  <svg:desc>agregado1.C47:agregado1.C52</svg:desc>
                </draw:g>
              </table:table-cell>
              <table:table-cell office:value-type="float" office:value="280223">
                <text:p>280223</text:p>
                <draw:g>
                  <svg:desc>agregado1.D47:agregado1.D52</svg:desc>
                </draw:g>
              </table:table-cell>
              <table:table-cell office:value-type="float" office:value="265000">
                <text:p>265000</text:p>
                <draw:g>
                  <svg:desc>agregado1.E47:agregado1.E52</svg:desc>
                </draw:g>
              </table:table-cell>
            </table:table-row>
            <table:table-row>
              <table:table-cell office:value-type="string">
                <text:p>2 /wcal/view_entry.php</text:p>
              </table:table-cell>
              <table:table-cell office:value-type="float" office:value="23">
                <text:p>23</text:p>
              </table:table-cell>
              <table:table-cell office:value-type="float" office:value="830">
                <text:p>830</text:p>
              </table:table-cell>
              <table:table-cell office:value-type="float" office:value="754">
                <text:p>75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 /wcal/search_handler.php</text:p>
              </table:table-cell>
              <table:table-cell office:value-type="float" office:value="74">
                <text:p>74</text:p>
              </table:table-cell>
              <table:table-cell office:value-type="float" office:value="3677">
                <text:p>3677</text:p>
              </table:table-cell>
              <table:table-cell office:value-type="float" office:value="3599">
                <text:p>359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 /wcal/index.php</text:p>
              </table:table-cell>
              <table:table-cell office:value-type="float" office:value="4211">
                <text:p>4211</text:p>
              </table:table-cell>
              <table:table-cell office:value-type="float" office:value="296891">
                <text:p>296891</text:p>
              </table:table-cell>
              <table:table-cell office:value-type="float" office:value="308775">
                <text:p>3087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 /wcal/js_cacher.php</text:p>
              </table:table-cell>
              <table:table-cell office:value-type="float" office:value="13">
                <text:p>13</text:p>
              </table:table-cell>
              <table:table-cell office:value-type="float" office:value="428">
                <text:p>428</text:p>
              </table:table-cell>
              <table:table-cell office:value-type="float" office:value="451">
                <text:p>4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4070">
                <text:p>4070</text:p>
              </table:table-cell>
              <table:table-cell office:value-type="float" office:value="292604">
                <text:p>292604</text:p>
              </table:table-cell>
              <table:table-cell office:value-type="float" office:value="304206">
                <text:p>304206</text:p>
              </table:table-cell>
              <table:table-cell office:value-type="float" office:value="265000">
                <text:p>26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37cm" svg:height="16.49cm" xlink:href=".." xlink:type="simple" chart:class="chart:line" chart:style-name="ch1">
        <chart:legend chart:legend-position="end" svg:x="19.938cm" svg:y="7.199cm" style:legend-expansion="high" chart:style-name="ch2"/>
        <chart:plot-area chart:style-name="ch3" table:cell-range-address="agregado1.A58:agregado1.E63" chart:data-source-has-labels="both" svg:x="0.472cm" svg:y="0.329cm" svg:width="18.994cm" svg:height="15.832cm">
          <chartooo:coordinate-region svg:x="1.834cm" svg:y="0.528cm" svg:width="15.963cm" svg:height="14.986cm"/>
          <chart:axis chart:dimension="x" chart:name="primary-x" chart:style-name="ch4" chartooo:axis-type="auto">
            <chartooo:date-scale/>
            <chart:categories table:cell-range-address="agregado1.A59:agregado1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gregado1.B59:agregado1.B63" chart:label-cell-address="agregado1.B58:agregado1.B58" chart:class="chart:line">
            <chart:data-point chart:repeated="5"/>
          </chart:series>
          <chart:series chart:style-name="ch7" chart:values-cell-range-address="agregado1.C59:agregado1.C63" chart:label-cell-address="agregado1.C58:agregado1.C58" chart:class="chart:line">
            <chart:data-point chart:repeated="5"/>
          </chart:series>
          <chart:series chart:style-name="ch8" chart:values-cell-range-address="agregado1.D59:agregado1.D63" chart:label-cell-address="agregado1.D58:agregado1.D58" chart:class="chart:line">
            <chart:data-point chart:repeated="5"/>
          </chart:series>
          <chart:series chart:style-name="ch9" chart:values-cell-range-address="agregado1.E59:agregado1.E63" chart:label-cell-address="agregado1.E58:agregado1.E5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tiempo 1</text:p>
                <draw:g>
                  <svg:desc>agregado1.B58:agregado1.B58</svg:desc>
                </draw:g>
              </table:table-cell>
              <table:table-cell office:value-type="string">
                <text:p>Media tiempo 2</text:p>
                <draw:g>
                  <svg:desc>agregado1.C58:agregado1.C58</svg:desc>
                </draw:g>
              </table:table-cell>
              <table:table-cell office:value-type="string">
                <text:p>Media tiempo 3</text:p>
                <draw:g>
                  <svg:desc>agregado1.D58:agregado1.D58</svg:desc>
                </draw:g>
              </table:table-cell>
              <table:table-cell office:value-type="string">
                <text:p>Media tiempo 4</text:p>
                <draw:g>
                  <svg:desc>agregado1.E58:agregado1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/wcal/week.php</text:p>
                <draw:g>
                  <svg:desc>agregado1.A59:agregado1.A63</svg:desc>
                </draw:g>
              </table:table-cell>
              <table:table-cell office:value-type="float" office:value="3292">
                <text:p>3292</text:p>
                <draw:g>
                  <svg:desc>agregado1.B59:agregado1.B63</svg:desc>
                </draw:g>
              </table:table-cell>
              <table:table-cell office:value-type="float" office:value="258423">
                <text:p>258423</text:p>
                <draw:g>
                  <svg:desc>agregado1.C59:agregado1.C63</svg:desc>
                </draw:g>
              </table:table-cell>
              <table:table-cell office:value-type="float" office:value="268818">
                <text:p>268818</text:p>
                <draw:g>
                  <svg:desc>agregado1.D59:agregado1.D63</svg:desc>
                </draw:g>
              </table:table-cell>
              <table:table-cell office:value-type="float" office:value="246175">
                <text:p>246175</text:p>
                <draw:g>
                  <svg:desc>agregado1.E59:agregado1.E63</svg:desc>
                </draw:g>
              </table:table-cell>
            </table:table-row>
            <table:table-row>
              <table:table-cell office:value-type="string">
                <text:p>2 /wcal/view_entry.php</text:p>
              </table:table-cell>
              <table:table-cell office:value-type="float" office:value="19">
                <text:p>19</text:p>
              </table:table-cell>
              <table:table-cell office:value-type="float" office:value="433">
                <text:p>433</text:p>
              </table:table-cell>
              <table:table-cell office:value-type="float" office:value="415">
                <text:p>41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 /wcal/search_handler.php</text:p>
              </table:table-cell>
              <table:table-cell office:value-type="float" office:value="49">
                <text:p>49</text:p>
              </table:table-cell>
              <table:table-cell office:value-type="float" office:value="2821">
                <text:p>2821</text:p>
              </table:table-cell>
              <table:table-cell office:value-type="float" office:value="2733">
                <text:p>2733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4 /wcal/index.php</text:p>
              </table:table-cell>
              <table:table-cell office:value-type="float" office:value="3948">
                <text:p>3948</text:p>
              </table:table-cell>
              <table:table-cell office:value-type="float" office:value="272855">
                <text:p>272855</text:p>
              </table:table-cell>
              <table:table-cell office:value-type="float" office:value="288716">
                <text:p>2887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 /wcal/js_cacher.php</text:p>
              </table:table-cell>
              <table:table-cell office:value-type="float" office:value="9">
                <text:p>9</text:p>
              </table:table-cell>
              <table:table-cell office:value-type="float" office:value="142">
                <text:p>142</text:p>
              </table:table-cell>
              <table:table-cell office:value-type="float" office:value="134">
                <text:p>13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12cm" svg:height="13.466cm" xlink:href=".." xlink:type="simple" chart:class="chart:line" chart:style-name="ch1">
        <chart:legend chart:legend-position="end" svg:x="21.075cm" svg:y="5.687cm" style:legend-expansion="high" chart:style-name="ch2"/>
        <chart:plot-area chart:style-name="ch3" table:cell-range-address="agregado1.A70:agregado1.E75" chart:data-source-has-labels="both" svg:x="0.5cm" svg:y="0.269cm" svg:width="20.075cm" svg:height="12.928cm">
          <chartooo:coordinate-region svg:x="1.227cm" svg:y="0.468cm" svg:width="17.083cm" svg:height="12.082cm"/>
          <chart:axis chart:dimension="x" chart:name="primary-x" chart:style-name="ch4" chartooo:axis-type="auto">
            <chartooo:date-scale/>
            <chart:categories table:cell-range-address="agregado1.A71:agregado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regado1.B71:agregado1.B75" chart:label-cell-address="agregado1.B70:agregado1.B70" chart:class="chart:line">
            <chart:data-point chart:repeated="5"/>
          </chart:series>
          <chart:series chart:style-name="ch8" chart:values-cell-range-address="agregado1.C71:agregado1.C75" chart:label-cell-address="agregado1.C70:agregado1.C70" chart:class="chart:line">
            <chart:data-point chart:repeated="5"/>
          </chart:series>
          <chart:series chart:style-name="ch9" chart:values-cell-range-address="agregado1.D71:agregado1.D75" chart:label-cell-address="agregado1.D70:agregado1.D70" chart:class="chart:line">
            <chart:data-point chart:repeated="5"/>
          </chart:series>
          <chart:series chart:style-name="ch10" chart:values-cell-range-address="agregado1.E71:agregado1.E75" chart:label-cell-address="agregado1.E70:agregado1.E7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 uso 1</text:p>
                <draw:g>
                  <svg:desc>agregado1.B70:agregado1.B70</svg:desc>
                </draw:g>
              </table:table-cell>
              <table:table-cell office:value-type="string">
                <text:p>Porcentaje uso 2</text:p>
                <draw:g>
                  <svg:desc>agregado1.C70:agregado1.C70</svg:desc>
                </draw:g>
              </table:table-cell>
              <table:table-cell office:value-type="string">
                <text:p>Porcentaje uso 3</text:p>
                <draw:g>
                  <svg:desc>agregado1.D70:agregado1.D70</svg:desc>
                </draw:g>
              </table:table-cell>
              <table:table-cell office:value-type="string">
                <text:p>Porcentaje uso 4</text:p>
                <draw:g>
                  <svg:desc>agregado1.E70:agregado1.E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/wcal/week.php</text:p>
                <draw:g>
                  <svg:desc>agregado1.A71:agregado1.A75</svg:desc>
                </draw:g>
              </table:table-cell>
              <table:table-cell office:value-type="float" office:value="0.449911165778324">
                <text:p>0.449911165778324</text:p>
                <draw:g>
                  <svg:desc>agregado1.B71:agregado1.B75</svg:desc>
                </draw:g>
              </table:table-cell>
              <table:table-cell office:value-type="float" office:value="0.483328158840714">
                <text:p>0.483328158840714</text:p>
                <draw:g>
                  <svg:desc>agregado1.C71:agregado1.C75</svg:desc>
                </draw:g>
              </table:table-cell>
              <table:table-cell office:value-type="float" office:value="0.479333685201563">
                <text:p>0.479333685201563</text:p>
                <draw:g>
                  <svg:desc>agregado1.D71:agregado1.D75</svg:desc>
                </draw:g>
              </table:table-cell>
              <table:table-cell office:value-type="float" office:value="0.991601546765488">
                <text:p>0.991601546765488</text:p>
                <draw:g>
                  <svg:desc>agregado1.E71:agregado1.E75</svg:desc>
                </draw:g>
              </table:table-cell>
            </table:table-row>
            <table:table-row>
              <table:table-cell office:value-type="string">
                <text:p>2 /wcal/view_entry.php</text:p>
              </table:table-cell>
              <table:table-cell office:value-type="float" office:value="0.002596692633593">
                <text:p>0.002596692633593</text:p>
              </table:table-cell>
              <table:table-cell office:value-type="float" office:value="0.000809839266543726">
                <text:p>0.000809839266543726</text:p>
              </table:table-cell>
              <table:table-cell office:value-type="float" office:value="0.000739993152834441">
                <text:p>0.000739993152834441</text:p>
              </table:table-cell>
              <table:table-cell office:value-type="float" office:value="0.00113187786997503">
                <text:p>0.00113187786997503</text:p>
              </table:table-cell>
            </table:table-row>
            <table:table-row>
              <table:table-cell office:value-type="string">
                <text:p>3 /wcal/search_handler.php</text:p>
              </table:table-cell>
              <table:table-cell office:value-type="float" office:value="0.00669673363400301">
                <text:p>0.00669673363400301</text:p>
              </table:table-cell>
              <table:table-cell office:value-type="float" office:value="0.00527611217302506">
                <text:p>0.00527611217302506</text:p>
              </table:table-cell>
              <table:table-cell office:value-type="float" office:value="0.00487325611252175">
                <text:p>0.00487325611252175</text:p>
              </table:table-cell>
              <table:table-cell office:value-type="float" office:value="0.00721018287279465">
                <text:p>0.00721018287279465</text:p>
              </table:table-cell>
            </table:table-row>
            <table:table-row>
              <table:table-cell office:value-type="string">
                <text:p>4 /wcal/index.php</text:p>
              </table:table-cell>
              <table:table-cell office:value-type="float" office:value="0.539565395653957">
                <text:p>0.539565395653957</text:p>
              </table:table-cell>
              <table:table-cell office:value-type="float" office:value="0.510320307327456">
                <text:p>0.510320307327456</text:p>
              </table:table-cell>
              <table:table-cell office:value-type="float" office:value="0.514814127984936">
                <text:p>0.514814127984936</text:p>
              </table:table-cell>
              <table:table-cell office:value-type="float" office:value="0.0000241682107467977">
                <text:p>0.0000241682107467977</text:p>
              </table:table-cell>
            </table:table-row>
            <table:table-row>
              <table:table-cell office:value-type="string">
                <text:p>6 /wcal/js_cacher.php</text:p>
              </table:table-cell>
              <table:table-cell office:value-type="float" office:value="0.001230012300123">
                <text:p>0.001230012300123</text:p>
              </table:table-cell>
              <table:table-cell office:value-type="float" office:value="0.019406860735274">
                <text:p>0.019406860735274</text:p>
              </table:table-cell>
              <table:table-cell office:value-type="float" office:value="0.018313516468498">
                <text:p>0.018313516468498</text:p>
              </table:table-cell>
              <table:table-cell office:value-type="float" office:value="0.001093344266776">
                <text:p>0.0010933442667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